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78edb" style:font-size-asian="12pt" style:font-size-complex="12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278b60" style:font-size-asian="12pt" style:font-size-complex="12pt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letter-spacing="normal" fo:font-style="normal" officeooo:paragraph-rsid="004b7b98"/>
    </style:style>
    <style:style style:name="P5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2aaac9" officeooo:paragraph-rsid="002aaac9" style:font-size-asian="12pt" style:font-size-complex="12pt"/>
    </style:style>
    <style:style style:name="P7" style:family="paragraph" style:parent-style-name="Standard" style:list-style-name="L1">
      <style:paragraph-properties fo:widows="1"/>
      <style:text-properties fo:font-variant="normal" fo:text-transform="none" fo:color="#222222" style:font-name="Arial" fo:font-size="12pt" fo:letter-spacing="normal" fo:font-style="normal" fo:font-weight="normal" officeooo:rsid="0050a401" officeooo:paragraph-rsid="0050a401" style:font-size-asian="12pt" style:font-size-complex="12pt"/>
    </style:style>
    <style:style style:name="T1" style:family="text">
      <style:text-properties officeooo:rsid="001b4781"/>
    </style:style>
    <style:style style:name="T2" style:family="text">
      <style:text-properties fo:font-size="12pt" fo:font-weight="normal" style:font-size-asian="12pt" style:font-size-complex="12pt"/>
    </style:style>
    <style:style style:name="T3" style:family="text">
      <style:text-properties fo:font-size="12pt" fo:font-weight="normal" officeooo:rsid="001db04d" style:font-size-asian="12pt" style:font-size-complex="12pt"/>
    </style:style>
    <style:style style:name="T4" style:family="text">
      <style:text-properties fo:font-size="12pt" fo:font-weight="normal" officeooo:rsid="001b4781" style:font-size-asian="12pt" style:font-size-complex="12pt"/>
    </style:style>
    <style:style style:name="T5" style:family="text">
      <style:text-properties fo:font-size="12pt" fo:font-weight="normal" officeooo:rsid="00278edb" style:font-size-asian="12pt" style:font-size-complex="12pt"/>
    </style:style>
    <style:style style:name="T6" style:family="text">
      <style:text-properties fo:font-size="12pt" fo:font-weight="normal" officeooo:rsid="00456590" style:font-size-asian="12pt" style:font-size-complex="12pt"/>
    </style:style>
    <style:style style:name="T7" style:family="text">
      <style:text-properties fo:font-size="12pt" fo:font-weight="normal" officeooo:rsid="0047e2f5" style:font-size-asian="12pt" style:font-size-complex="12pt"/>
    </style:style>
    <style:style style:name="T8" style:family="text">
      <style:text-properties fo:font-size="12pt" fo:font-weight="normal" officeooo:rsid="004bd6f8" style:font-size-asian="12pt" style:font-size-complex="12pt"/>
    </style:style>
    <style:style style:name="T9" style:family="text">
      <style:text-properties fo:font-size="12pt" fo:font-weight="normal" officeooo:rsid="004c2126" style:font-size-asian="12pt" style:font-size-complex="12pt"/>
    </style:style>
    <style:style style:name="T10" style:family="text">
      <style:text-properties officeooo:rsid="00278edb"/>
    </style:style>
    <style:style style:name="T11" style:family="text">
      <style:text-properties officeooo:rsid="00344661"/>
    </style:style>
    <style:style style:name="T12" style:family="text">
      <style:text-properties officeooo:rsid="003db6f1"/>
    </style:style>
    <style:style style:name="T13" style:family="text">
      <style:text-properties officeooo:rsid="005051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ar</text:span> HR Manager,</text:p>
      <text:p text:style-name="P1"/>
      <text:p text:style-name="P1">Warm Greetings !!!</text:p>
      <text:p text:style-name="P1"/>
      <text:p text:style-name="P4"><text:span text:style-name="T2">I am Nishanth, a recent graduate from the Techni</text:span><text:span text:style-name="T5">cal University of Munich</text:span><text:span text:style-name="T2">. This </text:span><text:span text:style-name="T3">letter</text:span><text:span text:style-name="T2"> is to express my interest in your job opening for a</text:span><text:span text:style-name="T7">n</text:span><text:span text:style-name="T2"> </text:span><text:span text:style-name="T9">Functions</text:span><text:span text:style-name="T2">entwickler (m/w). With a Bachelor’s degree in Computer Science and Engineering, Master’s degree in Informatics, and an experience of </text:span><text:span text:style-name="T4">a little over </text:span><text:span text:style-name="T2">3 yrs in industry </text:span><text:span text:style-name="T6">and 1 yr in academia </text:span><text:span text:style-name="T2">as a C / C++ software developer, I am confident that I will be an asset to your organization.</text:span></text:p>
      <text:p text:style-name="P1"/>
      <text:p text:style-name="P1">I enjoy taking on responsibilities to work on challenging projects that require me to work outside my comfort and knowledge set. I am a highly self-motivated individual with an interest for developing innovative software products and thereby contribute to the success of your organization.</text:p>
      <text:p text:style-name="P1"/>
      <text:p text:style-name="P2">Your listed requirements <text:span text:style-name="T12">are a good </text:span>match <text:span text:style-name="T12">with </text:span>my skills. <text:span text:style-name="T10">A <text:s/>few that I would like to highlight are mentioned below. I believe that these would be a good fit for your job opening.</text:span></text:p>
      <text:p text:style-name="P2"/>
      <text:list xml:id="list527574265492611610" text:style-name="L1">
        <text:list-item>
          <text:p text:style-name="P5">Skilled in designing, developing, and <text:s/>testing software using C / C++.</text:p>
        </text:list-item>
        <text:list-item>
          <text:p text:style-name="P6"><text:span text:style-name="T11">Strong experience working on large scale projects and the complete software lifecycle process</text:span>.</text:p>
        </text:list-item>
        <text:list-item>
          <text:p text:style-name="P7">Strong experience in unit, functional and integration testing of software.</text:p>
        </text:list-item>
      </text:list>
      <text:p text:style-name="P3"/>
      <text:p text:style-name="P1">Please find attached a copy of my resume with the details of my projects and experiences in software development. </text:p>
      <text:p text:style-name="P1"/>
      <text:p text:style-name="P1">Thank you for your time and consideration. I look forward to speaking with you about this opportunity.</text:p>
      <text:p text:style-name="P1"/>
      <text:p text:style-name="P1"><text:span text:style-name="T1">Best Regards</text:span>,</text:p>
      <text:p text:style-name="P1">Nishanth Nagendr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leway" svg:font-family="Raleway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21:20:58.012960687</meta:creation-date>
    <dc:date>2016-08-20T11:38:35.314080865</dc:date>
    <meta:editing-duration>PT33M52S</meta:editing-duration>
    <meta:editing-cycles>48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236" meta:character-count="1419" meta:non-whitespace-character-count="1195"/>
  </office:meta>
</office:document-meta>
</file>